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officeooo:paragraph-rsid="002b3095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officeooo:rsid="001751e3" officeooo:paragraph-rsid="002de088" style:font-size-asian="11pt" style:font-size-complex="11pt"/>
    </style:style>
    <style:style style:name="P8" style:family="paragraph" style:parent-style-name="Standard">
      <style:text-properties style:font-name="Arial" fo:font-size="11pt" officeooo:paragraph-rsid="002c6aaa" style:font-size-asian="11pt" style:font-size-complex="11pt"/>
    </style:style>
    <style:style style:name="P9" style:family="paragraph" style:parent-style-name="Standard" style:list-style-name="L2">
      <style:text-properties style:font-name="Arial" fo:font-size="11pt" officeooo:rsid="002c6aaa" officeooo:paragraph-rsid="002c6aaa" style:font-size-asian="11pt" style:font-size-complex="11pt"/>
    </style:style>
    <style:style style:name="P10" style:family="paragraph" style:parent-style-name="Standard">
      <style:text-properties style:font-name="Arial" fo:font-size="11pt" officeooo:rsid="002de088" officeooo:paragraph-rsid="002de088" style:font-size-asian="11pt" style:font-size-complex="11pt"/>
    </style:style>
    <style:style style:name="P11" style:family="paragraph" style:parent-style-name="Standard">
      <style:text-properties officeooo:rsid="001751e3" officeooo:paragraph-rsid="002c6aaa"/>
    </style:style>
    <style:style style:name="P12" style:family="paragraph" style:parent-style-name="Standard">
      <style:text-properties officeooo:rsid="001a3db6" officeooo:paragraph-rsid="002c6aaa"/>
    </style:style>
    <style:style style:name="P13" style:family="paragraph" style:parent-style-name="Standard">
      <style:text-properties officeooo:rsid="001d76a5" officeooo:paragraph-rsid="002c6aaa"/>
    </style:style>
    <style:style style:name="P14" style:family="paragraph" style:parent-style-name="Standard">
      <style:text-properties officeooo:rsid="001e4996" officeooo:paragraph-rsid="002c6aaa"/>
    </style:style>
    <style:style style:name="P15" style:family="paragraph" style:parent-style-name="Standard">
      <style:text-properties fo:font-weight="bold" officeooo:rsid="001e4996" officeooo:paragraph-rsid="002c6aaa" style:font-weight-asian="bold" style:font-weight-complex="bold"/>
    </style:style>
    <style:style style:name="T1" style:family="text">
      <style:text-properties fo:font-size="18pt" fo:font-weight="bold" officeooo:rsid="00221f9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3592a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7824" style:font-weight-asian="bold" style:font-weight-complex="bold"/>
    </style:style>
    <style:style style:name="T5" style:family="text">
      <style:text-properties fo:font-weight="bold" officeooo:rsid="002c6aaa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language="de" fo:country="AT"/>
    </style:style>
    <style:style style:name="T8" style:family="text">
      <style:text-properties fo:language="de" fo:country="AT" fo:font-weight="bold" style:font-weight-asian="bold"/>
    </style:style>
    <style:style style:name="T9" style:family="text">
      <style:text-properties fo:language="de" fo:country="AT" fo:font-weight="bold" officeooo:rsid="001d3067" style:font-weight-asian="bold"/>
    </style:style>
    <style:style style:name="T10" style:family="text">
      <style:text-properties fo:language="de" fo:country="AT" fo:font-weight="bold" officeooo:rsid="001b7824" style:font-weight-asian="bold" style:font-weight-complex="bold"/>
    </style:style>
    <style:style style:name="T11" style:family="text">
      <style:text-properties officeooo:rsid="001a3db6"/>
    </style:style>
    <style:style style:name="T12" style:family="text">
      <style:text-properties officeooo:rsid="001bc4bd"/>
    </style:style>
    <style:style style:name="T13" style:family="text">
      <style:text-properties officeooo:rsid="002c6aaa"/>
    </style:style>
    <style:style style:name="T14" style:family="text">
      <style:text-properties fo:font-weight="normal" officeooo:rsid="002c6aaa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0">Teilnehmer:</text:span><text:span text:style-name="T7"> </text:span></text:p>
            <text:list xml:id="list5055928695601733982" text:style-name="L1">
              <text:list-item>
                <text:p text:style-name="P6"><text:span text:style-name="T7">Daniel Bersenkowitsch, </text:span><text:tab/><text:tab/> </text:p>
              </text:list-item>
              <text:list-item>
                <text:p text:style-name="P6">Andreas Denkmayr, <text:span text:style-name="T8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3">Autor des Protokolls: </text:span><text:span text:style-name="T14">Andreas Denkmayr</text:span> </text:p>
          </table:table-cell>
        </table:table-row>
        <table:table-row>
          <table:table-cell table:style-name="Table1.A2" office:value-type="string">
            <text:p text:style-name="P5">Dauer: <text:span text:style-name="T14">13:30 – 14:00</text:span> </text:p>
          </table:table-cell>
        </table:table-row>
        <table:table-row>
          <table:table-cell table:style-name="Table1.A4" office:value-type="string">
            <text:p text:style-name="P2"><text:span text:style-name="T9">Menüpunkte</text:span><text:span text:style-name="T8">: </text:span></text:p>
            <text:list xml:id="list3211365448273295045" text:style-name="L2">
              <text:list-item>
                <text:p text:style-name="P9">DOM</text:p>
              </text:list-item>
              <text:list-item>
                <text:p text:style-name="P9">Pflichtenheft</text:p>
              </text:list-item>
              <text:list-item>
                <text:p text:style-name="P9">Code-Guidelines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11"><text:span text:style-name="T5">BIS </text:span><text:span text:style-name="T3">23.10.201</text:span><text:span text:style-name="T5">5</text:span> Übungskatalog <text:span text:style-name="T11">inklusive</text:span> Datenban<text:span text:style-name="T11">ktabelle Übungskatalog</text:span></text:p>
            <text:p text:style-name="P11"/>
            <text:p text:style-name="P12">DOM wurde skizziert</text:p>
            <text:p text:style-name="P12">Pflichtenheft wurde besprochen</text:p>
            <text:p text:style-name="P12"/>
            <text:p text:style-name="P12">Es wurde beschlossen, dass während einer <text:span text:style-name="T12">Trainings</text:span>-Session ebenfalls au<text:span text:style-name="T12">f die usereigenen Playlists zugegriffen werden kann.</text:span></text:p>
            <text:p text:style-name="P13"/>
            <text:p text:style-name="P15">Code-Guidelines:</text:p>
            <text:p text:style-name="P13">API-Level 18 wird verwendet</text:p>
            <text:p text:style-name="P14">Wie werden Versionsnummern vergeben?</text:p>
            <text:p text:style-name="P8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7"><text:span text:style-name="T5">BIS </text:span><text:span text:style-name="T3">23.10.201</text:span><text:span text:style-name="T5">5</text:span> Übungskatalog <text:span text:style-name="T11">inklusive</text:span> Datenban<text:span text:style-name="T11">ktabelle Übungskatalog</text:span></text:p>
          </table:table-cell>
        </table:table-row>
        <table:table-row>
          <table:table-cell table:style-name="Table1.A2" office:value-type="string">
            <text:p text:style-name="P3">Zusammenfassung: </text:p>
            <text:p text:style-name="P10">DOM, Pflichtenheft und die Verwendung von Playlists wurden besprochen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221f9d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23592a" style:font-size-asian="18pt" style:font-weight-asian="bold" style:font-size-complex="18pt" style:font-weight-complex="bold"/>
    </style:style>
    <style:style style:name="MT3" style:family="text">
      <style:text-properties fo:font-weight="bold" officeooo:rsid="001b7824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itel </text:span><text:span text:style-name="MT2">einfügen</text:span><text:tab/><text:tab/><text:span text:style-name="MT3">Protokoll vom </text:span><text:span text:style-name="MT4"><text:date style:data-style-name="N37" text:date-value="2015-10-23T13:57:27.188000287">23.10.15</text:date></text:span></text:p>
      </style:header>
      <style:footer>
        <text:p text:style-name="Footer"><text:tab/><text:tab/><text:span text:style-name="MT5"><text:page-number text:select-page="current">1</text:page-number></text:span><text:span text:style-name="MT5">/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0-23T13:57:26.877000000</dc:date>
    <meta:editing-duration>P1DT42M6S</meta:editing-duration>
    <meta:editing-cycles>15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4" meta:word-count="87" meta:character-count="737" meta:non-whitespace-character-count="663"/>
  </office:meta>
</office:document-meta>
</file>